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c0d62" officeooo:paragraph-rsid="001c0d62"/>
    </style:style>
    <style:style style:name="P2" style:family="paragraph" style:parent-style-name="Title">
      <style:text-properties officeooo:rsid="001c0d62" officeooo:paragraph-rsid="001c0d62"/>
    </style:style>
    <style:style style:name="P3" style:family="paragraph" style:parent-style-name="Text_20_body">
      <style:text-properties officeooo:rsid="001d9d30" officeooo:paragraph-rsid="001e4aa4"/>
    </style:style>
    <style:style style:name="P4" style:family="paragraph" style:parent-style-name="Text_20_body">
      <style:text-properties officeooo:rsid="00281760" officeooo:paragraph-rsid="00281760"/>
    </style:style>
    <style:style style:name="P5" style:family="paragraph" style:parent-style-name="Text_20_body">
      <style:text-properties style:font-name="Mono" officeooo:rsid="00281760" officeooo:paragraph-rsid="00281760"/>
    </style:style>
    <style:style style:name="P6" style:family="paragraph" style:parent-style-name="Text_20_body">
      <style:paragraph-properties style:writing-mode="lr-tb"/>
      <style:text-properties style:font-name="Mono"/>
    </style:style>
    <style:style style:name="P7" style:family="paragraph" style:parent-style-name="Heading_20_1">
      <style:text-properties officeooo:paragraph-rsid="001e4aa4"/>
    </style:style>
    <style:style style:name="P8" style:family="paragraph" style:parent-style-name="Text_20_body" style:list-style-name="L1">
      <style:text-properties officeooo:rsid="0023bf31" officeooo:paragraph-rsid="0023bf31"/>
    </style:style>
    <style:style style:name="P9" style:family="paragraph" style:parent-style-name="Text_20_body" style:list-style-name="L1">
      <style:text-properties officeooo:rsid="0023bf31" officeooo:paragraph-rsid="0026cb8c"/>
    </style:style>
    <style:style style:name="P10" style:family="paragraph" style:parent-style-name="Text_20_body" style:list-style-name="L1">
      <style:text-properties officeooo:rsid="0026cb8c" officeooo:paragraph-rsid="0026cb8c"/>
    </style:style>
    <style:style style:name="P11" style:family="paragraph" style:parent-style-name="Text_20_body" style:list-style-name="L1">
      <style:text-properties officeooo:rsid="0023fd5b" officeooo:paragraph-rsid="0023fd5b"/>
    </style:style>
    <style:style style:name="P12" style:family="paragraph" style:parent-style-name="Text_20_body" style:list-style-name="L2">
      <style:paragraph-properties style:writing-mode="lr-tb"/>
      <style:text-properties fo:font-weight="normal" officeooo:rsid="0026cc52" officeooo:paragraph-rsid="0026cc52" style:font-weight-asian="normal" style:font-weight-complex="normal"/>
    </style:style>
    <style:style style:name="P13" style:family="paragraph" style:parent-style-name="Text_20_body">
      <style:paragraph-properties style:writing-mode="lr-tb"/>
      <style:text-properties style:font-name="Mono"/>
    </style:style>
    <style:style style:name="T1" style:family="text">
      <style:text-properties officeooo:rsid="001e4aa4"/>
    </style:style>
    <style:style style:name="T2" style:family="text">
      <style:text-properties officeooo:rsid="00264167"/>
    </style:style>
    <style:style style:name="T3" style:family="text">
      <style:text-properties officeooo:rsid="0026cb8c"/>
    </style:style>
    <style:style style:name="T4" style:family="text">
      <style:text-properties officeooo:rsid="0029ba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fe GC</text:p>
      <text:p text:style-name="P1">Manavjeet Singh</text:p>
      <text:p text:style-name="P1">2018295</text:p>
      <text:h text:style-name="P7" text:outline-level="1">How did you find the object header corresponding to a heap address (including big allocations)?</text:h>
      <text:list xml:id="list84910401" text:style-name="L1">
        <text:list-item>
          <text:p text:style-name="P8">First <text:span text:style-name="T2">c</text:span>heck if the address lies in the heap segment</text:p>
        </text:list-item>
        <text:list-item>
          <text:p text:style-name="P10">Using segment, check if BigAlloc is 1 or 0, for big allocations and small allocations respectively.</text:p>
        </text:list-item>
        <text:list-item>
          <text:p text:style-name="P10">For Small Allocations:</text:p>
          <text:list>
            <text:list-item>
              <text:p text:style-name="P8">Calculate starting of the page in which the heap address lies</text:p>
            </text:list-item>
            <text:list-item>
              <text:p text:style-name="P9">Traverse all the objects present on the page and until an object is found whose base_address<text:span text:style-name="T3">+</text:span>OBJ_HEADER_SIZE <text:span text:style-name="T3">is less or equal to the</text:span> Heap_address and base_address+size_of_objec<text:span text:style-name="T3">t</text:span>&gt; Heap_address</text:p>
            </text:list-item>
            <text:list-item>
              <text:p text:style-name="P11">If the above condition is true then base_addr is the required Object header.</text:p>
            </text:list-item>
          </text:list>
        </text:list-item>
        <text:list-item>
          <text:p text:style-name="P10">For Big Allocations</text:p>
          <text:list>
            <text:list-item>
              <text:p text:style-name="P10">Calculate current page using the given heap address</text:p>
            </text:list-item>
            <text:list-item>
              <text:p text:style-name="P10">While free space in current_page (check from metadata) is not equal to 1, current_page-=PAGE_SIZE </text:p>
            </text:list-item>
            <text:list-item>
              <text:p text:style-name="P10">When such page is found, return the address.</text:p>
            </text:list-item>
          </text:list>
        </text:list-item>
      </text:list>
      <text:h text:style-name="Heading_20_1" text:outline-level="1">Discuss your implementation of sweep.</text:h>
      <text:p text:style-name="P3">While iterating on heap <text:span text:style-name="T1">at an offset of 4-bytes</text:span></text:p>
      <text:list xml:id="list2969948485" text:style-name="L2">
        <text:list-item>
          <text:p text:style-name="P12">while in the list of segments:</text:p>
          <text:list>
            <text:list-item>
              <text:p text:style-name="P12">Check if BigAlloc is 1 or 0 for the present segment</text:p>
            </text:list-item>
            <text:list-item>
              <text:p text:style-name="P12">For Big Allocations</text:p>
              <text:list>
                <text:list-item>
                  <text:p text:style-name="P12">if free space on the page==PAGE_SIZE, do nothing</text:p>
                </text:list-item>
                <text:list-item>
                  <text:p text:style-name="P12">if segment→Status!=FREE or segment→Status !=MARK</text:p>
                  <text:list>
                    <text:list-item>
                      <text:p text:style-name="P12">free the segment using myfree</text:p>
                    </text:list-item>
                  </text:list>
                </text:list-item>
              </text:list>
            </text:list-item>
            <text:list-item>
              <text:p text:style-name="P12">For Small Allocations</text:p>
              <text:list>
                <text:list-item>
                  <text:p text:style-name="P12"><text:soft-page-break/>let temp=(object header *)data_pointer of the current segment</text:p>
                </text:list-item>
                <text:list-item>
                  <text:p text:style-name="P12">while temp&lt;alloc_pointer of that segment</text:p>
                  <text:list>
                    <text:list-item>
                      <text:p text:style-name="P12">if free space on the current page==PAGE_SIZE, increase temp to next page</text:p>
                    </text:list-item>
                    <text:list-item>
                      <text:p text:style-name="P12">if temp→Status!=FREE or temp→Status !=MARK</text:p>
                      <text:list>
                        <text:list-item>
                          <text:p text:style-name="P12">free temp using myfree</text:p>
                        </text:list-item>
                      </text:list>
                    </text:list-item>
                    <text:list-item>
                      <text:p text:style-name="P12">increase temp by temp→Size, but if temp goes to next page, then temp=starting of that page.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Did you add any new “struct”</text:h>
      <text:p text:style-name="P4">Added new <text:span text:style-name="T4">linked list</text:span> structure for scanner list.</text:p>
      <text:p text:style-name="P5">typedef struct Scanner</text:p>
      <text:p text:style-name="P5">{</text:p>
      <text:p text:style-name="P5"><text:tab/>ObjHeader* addr;</text:p>
      <text:p text:style-name="P5"><text:tab/>struct Scanner *next;</text:p>
      <text:p text:style-name="P5">} ScannerList;</text:p>
      <text:p text:style-name="P5"/>
      <text:p text:style-name="P5">ScannerList *scannerlist_start;</text:p>
      <text:p text:style-name="P5">ScannerList *scannerlist_end;</text:p>
      <text:h text:style-name="Heading_20_1" text:outline-level="1">The output of “make run”</text:h>
      <text:p text:style-name="P6">/usr/bin/time -v ./random</text:p>
      <text:p text:style-name="P6">total edges:4222800</text:p>
      <text:p text:style-name="P6">Num Bytes Allocated: 476000016</text:p>
      <text:p text:style-name="P6">Num Bytes Freed: 27652752</text:p>
      <text:p text:style-name="P6">Num GC Triggered: 14</text:p>
      <text:p text:style-name="P6">printing stats after final GC</text:p>
      <text:p text:style-name="P6">Num Bytes Allocated: 476000016</text:p>
      <text:p text:style-name="P6">Num Bytes Freed: 28345248</text:p>
      <text:p text:style-name="P6">Num GC Triggered: 15</text:p>
      <text:p text:style-name="P6"><text:tab/>Command being timed: "./random"</text:p>
      <text:p text:style-name="P6"><text:soft-page-break/><text:tab/>User time (seconds): 9.51</text:p>
      <text:p text:style-name="P6"><text:tab/>System time (seconds): 0.29</text:p>
      <text:p text:style-name="P6"><text:tab/>Percent of CPU this job got: 99%</text:p>
      <text:p text:style-name="P6"><text:tab/>Elapsed (wall clock) time (h:mm:ss or m:ss): 0:09.81</text:p>
      <text:p text:style-name="P6"><text:tab/>Average shared text size (kbytes): 0</text:p>
      <text:p text:style-name="P6"><text:tab/>Average unshared data size (kbytes): 0</text:p>
      <text:p text:style-name="P6"><text:tab/>Average stack size (kbytes): 0</text:p>
      <text:p text:style-name="P6"><text:tab/>Average total size (kbytes): 0</text:p>
      <text:p text:style-name="P6"><text:tab/>Maximum resident set size (kbytes): 723992</text:p>
      <text:p text:style-name="P6"><text:tab/>Average resident set size (kbytes): 0</text:p>
      <text:p text:style-name="P6"><text:tab/>Major (requiring I/O) page faults: 0</text:p>
      <text:p text:style-name="P6"><text:tab/>Minor (reclaiming a frame) page faults: 180753</text:p>
      <text:p text:style-name="P6"><text:tab/>Voluntary context switches: 1</text:p>
      <text:p text:style-name="P6"><text:tab/>Involuntary context switches: 51</text:p>
      <text:p text:style-name="P6"><text:tab/>Swaps: 0</text:p>
      <text:p text:style-name="P6"><text:tab/>File system inputs: 0</text:p>
      <text:p text:style-name="P6"><text:tab/>File system outputs: 0</text:p>
      <text:p text:style-name="P6"><text:tab/>Socket messages sent: 0</text:p>
      <text:p text:style-name="P6"><text:tab/>Socket messages received: 0</text:p>
      <text:p text:style-name="P6"><text:tab/>Signals delivered: 0</text:p>
      <text:p text:style-name="P6"><text:tab/>Page size (bytes): 4096</text:p>
      <text:p text:style-name="P6"><text:tab/>Exit status: 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5:22:59.153567518</meta:creation-date>
    <dc:date>2020-06-05T22:14:27.717012110</dc:date>
    <meta:editing-duration>PT39M8S</meta:editing-duration>
    <meta:editing-cycles>10</meta:editing-cycles>
    <meta:generator>LibreOffice/6.4.3.2$Linux_X86_64 LibreOffice_project/40$Build-2</meta:generator>
    <meta:document-statistic meta:table-count="0" meta:image-count="0" meta:object-count="0" meta:page-count="3" meta:paragraph-count="71" meta:word-count="438" meta:character-count="2681" meta:non-whitespace-character-count="2311"/>
  </office:meta>
</office:document-meta>
</file>